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3" style:family="paragraph" style:parent-style-name="Heading_20_2">
      <style:text-properties officeooo:rsid="001f010a" officeooo:paragraph-rsid="002075d3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Standard">
      <style:paragraph-properties fo:margin-left="0mm" fo:margin-right="0mm" fo:text-indent="0mm" style:auto-text-indent="false"/>
      <style:text-properties fo:font-size="12pt" style:font-size-asian="12pt"/>
    </style:style>
    <style:style style:name="P6" style:family="paragraph" style:parent-style-name="Standard">
      <style:text-properties officeooo:paragraph-rsid="0024b4a7"/>
    </style:style>
    <style:style style:name="P7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P8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P9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officeooo:paragraph-rsid="0024b4a7" style:font-size-asian="14pt" style:font-weight-asian="bold" style:font-size-complex="14pt" style:font-weight-complex="bold"/>
    </style:style>
    <style:style style:name="P10" style:family="paragraph" style:parent-style-name="Header" style:master-page-name="Standard">
      <style:paragraph-properties fo:text-align="end" style:justify-single-word="false" style:page-number="auto"/>
    </style:style>
    <style:style style:name="P1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f010a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4" text:outline-level="1"><draw:frame draw:style-name="fr1" draw:name="Rahmen2" text:anchor-type="paragraph" svg:x="7.02mm" svg:y="107.03mm" svg:width="4mm" draw:z-index="0"><draw:text-box fo:min-height="5.1mm"><text:p text:style-name="P1">-</text:p></draw:text-box></draw:frame><draw:frame draw:style-name="fr1" draw:name="Frame2" text:anchor-type="paragraph" svg:x="7.02mm" svg:y="107.03mm" svg:width="4mm" draw:z-index="1"><draw:text-box fo:min-height="5.1mm"><text:p text:style-name="P1">-</text:p></draw:text-box></draw:frame><office:annotation><dc:creator>Luc Saffre</dc:creator><dc:date>2013-08-11T05:04:09</dc:date><text:p text:style-name="P11"><text:span text:style-name="T5">do title if False</text:span></text:p></office:annotation><text:span text:style-name="T3">Heading 1</text:span></text:h>
        <text:h text:style-name="P3" text:outline-level="2"><office:annotation><dc:creator>Luc Saffre</dc:creator><dc:date>2013-08-11T05:04:09</dc:date><text:p text:style-name="P11"><text:span text:style-name="T5">do title if False</text:span></text:p></office:annotation>Heading 2</text:h>
        <text:p text:style-name="Standard"><text:span text:style-name="T2">(body</text:span><text:span text:style-name="T1"><office:annotation><dc:creator>Luc Saffre</dc:creator><dc:date>2013-07-31T11:19:30</dc:date><text:p text:style-name="P11"><text:span text:style-name="T4">do text</text:span></text:p><text:p text:style-name="P11"><text:span text:style-name="T4">from html(body)</text:span></text:p></office:annotation></text:span><text:span text:style-name="T1">)</text:span></text:p>
        <text:p text:style-name="P2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transparent" fo:padding="0mm" fo:border="none" style:shadow="none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start" style:justify-single-word="false" fo:padding="0mm" fo:border="none" fo:keep-with-next="always"/>
      <style:text-properties style:font-name="Arial" fo:font-family="Arial" style:font-family-generic="swiss" style:font-pitch="variable" fo:font-size="14pt" fo:language="en" fo:country="GB" fo:font-weight="bold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paragraph-properties fo:background-color="#ffff99" fo:padding="0.49mm" fo:border-left="none" fo:border-right="none" fo:border-top="0.26pt solid #333333" fo:border-bottom="0.26pt solid #333333">
        <style:background-image/>
      </style:paragraph-properties>
      <style:text-properties style:font-name="Arial2" fo:font-family="Arial" style:font-style-name="Regular" style:font-family-generic="swiss" style:font-pitch="variable" fo:font-size="10pt" style:font-size-asian="12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background-color="#cfe7f5" fo:padding="5.01mm" fo:border="0.26pt solid #000000" style:shadow="none"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3.01mm" style:type="center"/>
          <style:tab-stop style:position="146.01m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 style:master-page-name="Standard">
      <style:table-properties style:width="175.01mm" style:page-number="auto" table:align="margins"/>
    </style:style>
    <style:style style:name="Table1.A" style:family="table-column">
      <style:table-column-properties style:column-width="35.61mm" style:rel-column-width="13333*"/>
    </style:style>
    <style:style style:name="Table1.B" style:family="table-column">
      <style:table-column-properties style:column-width="107.32mm" style:rel-column-width="40187*"/>
    </style:style>
    <style:style style:name="Table1.C" style:family="table-column">
      <style:table-column-properties style:column-width="32.09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M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officeooo:paragraph-rsid="0024b4a7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MP4" style:family="paragraph" style:parent-style-name="Standard">
      <style:text-properties officeooo:paragraph-rsid="0024b4a7"/>
    </style:style>
    <style:page-layout style:name="Mpm1">
      <style:page-layout-properties fo:page-width="210.01mm" fo:page-height="297mm" style:num-format="1" style:print-orientation="portrait" fo:margin-top="10mm" fo:margin-bottom="15.01mm" fo:margin-left="20mm" fo:margin-right="14.99mm" fo:background-color="transparent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obj" text:string-value-if-false="">obj</text:conditional-text></text:p>
            </table:table-cell>
            <table:table-cell office:value-type="string">
              <text:p text:style-name="MP3"><text:conditional-text text:condition="ooow:true" text:string-value-if-true="&quot;_(&quot;Page&quot;)&quot;" text:string-value-if-false="">_("Page")</text:conditional-text> <text:page-number text:select-page="current">1</text:page-number> / <text:page-count>1</text:page-count><text:line-break/><text:date style:data-style-name="N106" text:date-value="2016-04-26T17:36:58.503510206">26/4/16</text:date> <text:time style:data-style-name="N41" text:time-value="2016-04-26T17:36:58.503773608">17:36:08</text:time><text:line-break/>settings.SITE.site_version()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4</meta:editing-cycles>
    <meta:generator>LibreOffice/4.2.8.2$Linux_X86_64 LibreOffice_project/420m0$Build-2</meta:generator>
    <meta:editing-duration>PT49M52S</meta:editing-duration>
    <meta:initial-creator>Luc Saffre</meta:initial-creator>
    <dc:date>2016-04-26T17:36:58.384992536</dc:date>
    <meta:document-statistic meta:table-count="1" meta:image-count="0" meta:object-count="0" meta:page-count="1" meta:paragraph-count="8" meta:word-count="16" meta:character-count="93" meta:non-whitespace-character-count="85"/>
    <meta:user-defined meta:name="Info 1"/>
    <meta:user-defined meta:name="Info 2"/>
    <meta:user-defined meta:name="Info 3"/>
    <meta:user-defined meta:name="Info 4"/>
  </office:meta>
</office:document-meta>
</file>